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7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p diameter (m)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Tip area (m^2)</text:p>
          </table:table-cell>
          <table:table-cell table:formula="of:=PI()*[.B1]*[.B1]/4" office:value-type="float" office:value="0.000000502654824574367" calcext:value-type="float">
            <text:p>5.02654824574367E-07</text:p>
          </table:table-cell>
        </table:table-row>
        <table:table-row table:style-name="ro1">
          <table:table-cell office:value-type="string" calcext:value-type="string">
            <text:p>Current (A)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Faraday constant (mol/C)</text:p>
          </table:table-cell>
          <table:table-cell office:value-type="float" office:value="96500" calcext:value-type="float">
            <text:p>96500</text:p>
          </table:table-cell>
        </table:table-row>
        <table:table-row table:style-name="ro1">
          <table:table-cell office:value-type="string" calcext:value-type="string">
            <text:p>Deposition rate (mol/s)</text:p>
          </table:table-cell>
          <table:table-cell table:formula="of:=[.B3]/[.B4]" office:value-type="float" office:value="0.00000310880829015544" calcext:value-type="float">
            <text:p>3.10880829015544E-06</text:p>
          </table:table-cell>
        </table:table-row>
        <table:table-row table:style-name="ro1">
          <table:table-cell office:value-type="string" calcext:value-type="string">
            <text:p>Copper valenc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pper mass (Kg/mol)</text:p>
          </table:table-cell>
          <table:table-cell office:value-type="float" office:value="0.06555" calcext:value-type="float">
            <text:p>0.06555</text:p>
          </table:table-cell>
        </table:table-row>
        <table:table-row table:style-name="ro1">
          <table:table-cell office:value-type="string" calcext:value-type="string">
            <text:p>Copper deposition rate (Kg/s)</text:p>
          </table:table-cell>
          <table:table-cell table:formula="of:=[.B5]*[.B7]/[.B6]" office:value-type="float" office:value="0.000000101891191709845" calcext:value-type="float">
            <text:p>1.01891191709845E-07</text:p>
          </table:table-cell>
        </table:table-row>
        <table:table-row table:style-name="ro1">
          <table:table-cell office:value-type="string" calcext:value-type="string">
            <text:p>Copper density (kg/m^3)</text:p>
          </table:table-cell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string" calcext:value-type="string">
            <text:p>Copper deposition rate (m^3/s)</text:p>
          </table:table-cell>
          <table:table-cell table:formula="of:=[.B8]/[.B9]" office:value-type="float" office:value="0.0000000000113717847890452" calcext:value-type="float">
            <text:p>1.13717847890452E-11</text:p>
          </table:table-cell>
        </table:table-row>
        <table:table-row table:style-name="ro1">
          <table:table-cell office:value-type="string" calcext:value-type="string">
            <text:p>Deposition thickness growth (m/s)</text:p>
          </table:table-cell>
          <table:table-cell table:formula="of:=[.B10]/[.B2]" office:value-type="float" office:value="0.000022623447011922" calcext:value-type="float">
            <text:p>2.2623447011922E-05</text:p>
          </table:table-cell>
        </table:table-row>
        <table:table-row table:style-name="ro1">
          <table:table-cell office:value-type="string" calcext:value-type="string">
            <text:p>Deposition thickness growth (microns/s)</text:p>
          </table:table-cell>
          <table:table-cell table:formula="of:=[.B11]*1000000" office:value-type="float" office:value="22.623447011922" calcext:value-type="float">
            <text:p>22.6234470119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5:44:03.146356104</meta:creation-date>
    <dc:date>2022-03-02T16:18:45.152482851</dc:date>
    <meta:editing-duration>PT4M1S</meta:editing-duration>
    <meta:editing-cycles>1</meta:editing-cycles>
    <meta:generator>LibreOffice/6.4.7.2$Linux_X86_64 LibreOffice_project/40$Build-2</meta:generator>
    <meta:document-statistic meta:table-count="1" meta:cell-count="24" meta:object-count="0"/>
  </office:meta>
</office:document-meta>
</file>